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000000020C42DB2FBE6.svm"/>
  <manifest:file-entry manifest:media-type="" manifest:full-path="Pictures/2000000700004F7B0000335FDADA848C.svm"/>
  <manifest:file-entry manifest:media-type="" manifest:full-path="Pictures/200000070000531A00003344D65909F3.svm"/>
  <manifest:file-entry manifest:media-type="" manifest:full-path="Pictures/2000000700004F960000274787E89ED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Home page</text:p>
      <text:p text:style-name="Standard">&lt;html&gt;</text:p>
      <text:p text:style-name="Standard">&lt;head&gt;</text:p>
      <text:p text:style-name="Standard">&lt;title&gt;Myself&lt;/title&gt;</text:p>
      <text:p text:style-name="Standard">&lt;/head&gt;</text:p>
      <text:p text:style-name="Standard">&lt;body&gt;</text:p>
      <text:p text:style-name="Standard">&lt;h1&gt;&lt;center&gt;&lt;b&gt;&lt;i&gt;RIYA JOFI&lt;/center&gt;&lt;/b&gt;&lt;/i&gt;&lt;/h1&gt;</text:p>
      <text:p text:style-name="Standard">&lt;center&gt;</text:p>
      <text:p text:style-name="Standard">&lt;img src="https://encrypted-tbn0.gstatic.com/images?q=tbn:ANd9GcTgJ_xjHIEHFLZfUV7lfksCLV0oMFtV6dDeTYNC9WUVFYiKRYOvNQ" alt="Smiley face" width="100" height="100"&gt;</text:p>
      <text:p text:style-name="Standard"><text:s/>&lt;/center&gt;</text:p>
      <text:p text:style-name="Standard">&lt;ul&gt;</text:p>
      <text:p text:style-name="Standard">&lt;a href="about.html"&gt;About&lt;/a&gt;&lt;br /&gt;</text:p>
      <text:p text:style-name="Standard">&lt;a href="edu.html"&gt;Education qualification &lt;/a&gt;&lt;br /&gt;</text:p>
      <text:p text:style-name="Standard">&lt;a href = "contact.html"&gt;Contact&lt;/a&gt;</text:p>
      <text:p text:style-name="Standard">&lt;/ul&gt; <text:s text:c="4"/></text:p>
      <text:p text:style-name="Standard">&lt;/body&gt;</text:p>
      <text:p text:style-name="Standard">&lt;/html&gt; <text:s text:c="2"/></text:p>
      <text:p text:style-name="Standard"/>
      <text:p text:style-name="Standard"/>
      <text:p text:style-name="P1">ABOUT</text:p>
      <text:p text:style-name="Standard">&lt;html&gt;</text:p>
      <text:p text:style-name="Standard">&lt;head&gt;</text:p>
      <text:p text:style-name="Standard">&lt;title&gt;Myself&lt;/title&gt;</text:p>
      <text:p text:style-name="Standard">&lt;/head&gt;</text:p>
      <text:p text:style-name="Standard">&lt;body&gt;</text:p>
      <text:p text:style-name="Standard">&lt;h1&gt;&lt;center&gt;Myself&lt;/center&gt;&lt;/h1&gt;</text:p>
      <text:p text:style-name="Standard">&lt;p style = "font-family:arial; color:#FF0000;"&gt;Myself RIYA JOFI.My hometown is a Mala.My family is a small family with 4 memebers father,mother,me and a sister.&lt;br /&gt;</text:p>
      <text:p text:style-name="Standard">Jofi george he is a draftsman working in kuwait.My mother Reena jofi is a teacher.My sister Ritha jofi studying in plus one.&lt;br /&gt;</text:p>
      <text:p text:style-name="Standard">My bigest dream is to help my parents as much as possible all ways.This is all about me.&lt;/p&gt;.</text:p>
      <text:p text:style-name="Standard">&lt;/body&gt;</text:p>
      <text:p text:style-name="Standard">&lt;/html&gt;</text:p>
      <text:p text:style-name="Standard"/>
      <text:p text:style-name="P1">CONTACT</text:p>
      <text:p text:style-name="Standard">&lt;html&gt;</text:p>
      <text:p text:style-name="Standard">&lt;head&gt;</text:p>
      <text:p text:style-name="Standard">&lt;title&gt;Myself&lt;/title&gt;</text:p>
      <text:p text:style-name="Standard">&lt;/head&gt;</text:p>
      <text:p text:style-name="Standard">&lt;body&gt;</text:p>
      <text:p text:style-name="Standard">&lt;ul&gt;</text:p>
      <text:p text:style-name="Standard"><text:s text:c="2"/>&lt;li&gt;NAME:RIYA JOFI&lt;/li&gt;</text:p>
      <text:p text:style-name="Standard"><text:s text:c="2"/>&lt;li&gt;PHONE NO:8304844594&lt;/li&gt;</text:p>
      <text:p text:style-name="Standard">&lt;/ul&gt;</text:p>
      <text:p text:style-name="Standard">&lt;/body&gt;</text:p>
      <text:p text:style-name="Standard">&lt;/html&gt;</text:p>
      <text:p text:style-name="Standard"/>
      <text:p text:style-name="Standard"/>
      <text:p text:style-name="Standard"/>
      <text:p text:style-name="P1"><text:soft-page-break/>EDUCATION</text:p>
      <text:p text:style-name="Standard">&lt;html&gt;</text:p>
      <text:p text:style-name="Standard">&lt;head&gt;</text:p>
      <text:p text:style-name="Standard">&lt;title&gt;Education Qualification&lt;/title&gt;</text:p>
      <text:p text:style-name="Standard">&lt;style&gt;</text:p>
      <text:p text:style-name="Standard">table, th, td {</text:p>
      <text:p text:style-name="Standard"><text:s text:c="2"/>border: 1px solid black;</text:p>
      <text:p text:style-name="Standard">}</text:p>
      <text:p text:style-name="Standard">&lt;/style&gt;</text:p>
      <text:p text:style-name="Standard">&lt;/head&gt;</text:p>
      <text:p text:style-name="Standard">&lt;body&gt;</text:p>
      <text:p text:style-name="Standard">&lt;table style="width:50%"&gt;</text:p>
      <text:p text:style-name="Standard"><text:s text:c="2"/>&lt;tr &gt;</text:p>
      <text:p text:style-name="Standard"><text:s text:c="4"/>&lt;th&gt;courses&lt;/th&gt;</text:p>
      <text:p text:style-name="Standard"><text:s text:c="4"/>&lt;th&gt;year&lt;/th&gt;</text:p>
      <text:p text:style-name="Standard"><text:s text:c="4"/>&lt;th&gt;Marks&lt;/th&gt;</text:p>
      <text:p text:style-name="Standard"><text:s text:c="2"/>&lt;/tr&gt;</text:p>
      <text:p text:style-name="Standard"><text:s text:c="2"/>&lt;tr&gt;</text:p>
      <text:p text:style-name="Standard"><text:s text:c="4"/>&lt;td&gt;tenth&lt;/td&gt;</text:p>
      <text:p text:style-name="Standard"><text:s text:c="4"/>&lt;td&gt;2013&lt;/td&gt;</text:p>
      <text:p text:style-name="Standard"><text:s text:c="4"/>&lt;td&gt;84%&lt;/td&gt;</text:p>
      <text:p text:style-name="Standard"><text:s text:c="2"/>&lt;/tr&gt;</text:p>
      <text:p text:style-name="Standard">&lt;tr&gt;</text:p>
      <text:p text:style-name="Standard"><text:s text:c="4"/>&lt;td&gt;pluse two&lt;/td&gt;</text:p>
      <text:p text:style-name="Standard"><text:s text:c="4"/>&lt;td&gt;2015&lt;/td&gt;</text:p>
      <text:p text:style-name="Standard"><text:s text:c="4"/>&lt;td&gt;72%&lt;/td&gt;</text:p>
      <text:p text:style-name="Standard"><text:s text:c="2"/>&lt;/tr&gt;</text:p>
      <text:p text:style-name="Standard">&lt;tr&gt;</text:p>
      <text:p text:style-name="Standard"><text:s text:c="4"/>&lt;td&gt;degree&lt;/td&gt;</text:p>
      <text:p text:style-name="Standard"><text:s text:c="4"/>&lt;td&gt;2018&lt;/td&gt;</text:p>
      <text:p text:style-name="Standard"><text:s text:c="4"/>&lt;td&gt;74%&lt;/td&gt;</text:p>
      <text:p text:style-name="Standard"><text:s text:c="2"/>&lt;/tr&gt;</text:p>
      <text:p text:style-name="Standard">&lt;/table&gt;</text:p>
      <text:p text:style-name="Standard">&lt;/body&gt;</text:p>
      <text:p text:style-name="Standard"/>
      <text:p text:style-name="Standard"><draw:frame draw:style-name="fr1" draw:name="graphics1" text:anchor-type="paragraph" svg:width="17cm" svg:height="10.486cm" draw:z-index="0"><draw:image xlink:href="Pictures/200000070000531A00003344D65909F3.svm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2" draw:name="graphics2" text:anchor-type="paragraph" svg:x="0.079cm" svg:y="1.164cm" svg:width="17cm" svg:height="6.962cm" draw:z-index="1"><draw:image xlink:href="Pictures/2000000700005000000020C42DB2FBE6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3" text:anchor-type="paragraph" svg:x="0cm" svg:y="-1.614cm" svg:width="17cm" svg:height="10.987cm" draw:z-index="2"><draw:image xlink:href="Pictures/2000000700004F7B0000335FDADA848C.svm" xlink:type="simple" xlink:show="embed" xlink:actuate="onLoad"/></draw:frame><draw:frame draw:style-name="fr3" draw:name="graphics4" text:anchor-type="paragraph" svg:x="-0.132cm" svg:y="11.774cm" svg:width="17cm" svg:height="5.946cm" draw:z-index="3"><draw:image xlink:href="Pictures/2000000700004F960000274787E89ED7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ca </meta:initial-creator>
    <meta:creation-date>2019-08-07T12:03:53.14</meta:creation-date>
    <dc:date>2019-08-19T11:06:15.41</dc:date>
    <dc:creator>mca </dc:creator>
    <meta:editing-duration>PT15M43S</meta:editing-duration>
    <meta:editing-cycles>6</meta:editing-cycles>
    <meta:generator>OpenOffice/4.1.2$Win32 OpenOffice.org_project/412m3$Build-9782</meta:generator>
    <meta:document-statistic meta:table-count="0" meta:image-count="4" meta:object-count="0" meta:page-count="4" meta:paragraph-count="75" meta:word-count="165" meta:character-count="1487"/>
  </office:meta>
</office:document-meta>
</file>